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2" style:family="graphic" style:parent-style-name="standard">
      <style:graphic-properties draw:fill="none" draw:textarea-vertical-align="middle" draw:auto-grow-height="false" fo:min-height="7.998cm" fo:min-width="0cm"/>
    </style:style>
    <style:style style:name="gr3" style:family="graphic" style:parent-style-name="standard">
      <style:graphic-properties draw:stroke="none" svg:stroke-color="#000000" draw:fill="none" draw:fill-color="#ffffff" fo:min-height="7.111cm"/>
    </style:style>
    <style:style style:name="gr4" style:family="graphic" style:parent-style-name="standard">
      <style:graphic-properties svg:stroke-width="0.1cm" svg:stroke-color="#6666ff" draw:marker-start-width="0.5cm" draw:marker-end-width="0.5cm" draw:fill="none" draw:textarea-horizontal-align="justify" draw:textarea-vertical-align="middle" draw:auto-grow-height="false" fo:min-height="2.018cm" fo:min-width="2.15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ff" draw:marker-start-width="0.5cm" draw:marker-end="Rounded_20_large_20_Arrow" draw:marker-end-width="0.2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751cm" fo:min-width="1.801cm"/>
    </style:style>
    <style:style style:name="gr7" style:family="graphic" style:parent-style-name="objectwithoutfill">
      <style:graphic-properties svg:stroke-width="0.1cm" svg:stroke-color="#6666ff" draw:marker-start-width="0.5cm" draw:marker-end="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751cm" fo:min-width="3.403cm"/>
    </style:style>
    <style:style style:name="gr9" style:family="graphic" style:parent-style-name="standard">
      <style:graphic-properties draw:fill="none" draw:textarea-vertical-align="middle" draw:auto-grow-height="false" fo:min-height="4.206cm" fo:min-width="0cm"/>
    </style:style>
    <style:style style:name="gr10" style:family="graphic" style:parent-style-name="standard">
      <style:graphic-properties draw:stroke="none" draw:stroke-dash="Ultrafine_20_2_20_Dots_20_3_20_Dashes" svg:stroke-width="0.1cm" svg:stroke-color="#6666ff" draw:marker-start-width="0.5cm" draw:marker-end-width="0.5cm" draw:fill="none" draw:fill-color="#ffffff" fo:min-height="0.95cm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1.882cm" fo:min-width="5.149cm"/>
    </style:style>
    <style:style style:name="gr12" style:family="graphic" style:parent-style-name="standard">
      <style:graphic-properties draw:fill="none" draw:textarea-vertical-align="middle" draw:auto-grow-height="false" fo:min-height="6.81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882cm" fo:min-width="5.15cm"/>
    </style:style>
    <style:style style:name="gr14" style:family="graphic" style:parent-style-name="objectwithoutfill">
      <style:graphic-properties draw:stroke="dash" draw:stroke-dash="Ultrafine_20_2_20_Dots_20_3_20_Dashes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/>
    </style:style>
    <style:style style:name="P4" style:family="paragraph">
      <loext:graphic-properties draw:fill="none"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3cm" svg:height="2cm" svg:x="1.472cm" svg:y="4.344cm">
            <text:p text:style-name="P1">Index.html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cm" svg:height="8.7cm" svg:x="6.616cm" svg:y="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3" draw:text-style-name="P4" draw:layer="layout" svg:width="13.49cm" svg:height="9.007cm" svg:x="7.5cm" svg:y="0.756cm">
            <draw:text-box>
              <text:p text:style-name="P3"><text:span text:style-name="T1">Uses ng-app</text:span></text:p>
              <text:p text:style-name="P3"><text:span text:style-name="T1">Loads style sheets</text:span></text:p>
              <text:p text:style-name="P3"><text:span text:style-name="T1">Loads all necessay JS including</text:span></text:p>
              <text:p text:style-name="P3"><text:span text:style-name="T1"><text:tab/></text:span><text:span text:style-name="T1">app.js <text:s/>(module setup &amp; routing)</text:span></text:p>
              <text:p text:style-name="P3"><text:span text:style-name="T1"><text:tab/></text:span><text:span text:style-name="T1">angular-google-maps.min.js</text:span></text:p>
              <text:p text:style-name="P3"><text:span text:style-name="T1"><text:tab/></text:span><text:span text:style-name="T1">ui.router (state based router)</text:span></text:p>
              <text:p text:style-name="P3"><text:span text:style-name="T2">Main Controllers</text:span></text:p>
              <text:p text:style-name="P3"><text:span text:style-name="T1"><text:tab/></text:span><text:span text:style-name="T1">auth.js (satelizer authentication)</text:span></text:p>
              <text:p text:style-name="P3"><text:span text:style-name="T1"><text:tab/></text:span><text:span text:style-name="T1">dashboard.js (dashboard controller)</text:span></text:p>
              <text:p text:style-name="P3"><text:span text:style-name="T1"><text:tab/></text:span><text:span text:style-name="T1">messages.js (messages controller)</text:span></text:p>
              <text:p text:style-name="P3"><text:span text:style-name="T1"><text:tab/></text:span><text:span text:style-name="T1">ToDoController.js(toDoController)</text:span></text:p>
            </draw:text-box>
          </draw:frame>
          <draw:custom-shape draw:style-name="gr4" draw:text-style-name="P2" draw:layer="layout" svg:width="3.888cm" svg:height="3.348cm" svg:x="6.372cm" svg:y="10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5.3cm" svg:height="2cm" svg:x="1.472cm" svg:y="11.344cm">
            <text:p text:style-name="P1">login.html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4.1cm" svg:y1="6.3cm" svg:x2="4.1cm" svg:y2="11.3cm">
            <text:p/>
          </draw:line>
          <draw:custom-shape draw:style-name="gr6" draw:text-style-name="P1" draw:layer="layout" svg:width="2.3cm" svg:height="2cm" draw:transform="rotate (-1.58999494856684) translate (11.064cm 11.078cm)">
            <text:p text:style-name="P1">Login</text:p>
            <text:p text:style-name="P1">Fail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4.101cm" svg:y1="13.301cm" svg:x2="4.101cm" svg:y2="18.301cm">
            <text:p/>
          </draw:line>
          <draw:custom-shape draw:style-name="gr8" draw:text-style-name="P1" draw:layer="layout" svg:width="3.903cm" svg:height="2cm" draw:transform="rotate (-1.5697491292437) translate (5.092cm 13.801cm)">
            <text:p text:style-name="P1">Login</text:p>
            <text:p text:style-name="P1">Success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5.3cm" svg:height="2cm" svg:x="1.472cm" svg:y="18.344cm">
            <text:p text:style-name="P1">dashboard.html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1cm" svg:height="4.7cm" draw:transform="rotate (-3.13705479753461) translate (8.028cm 21.797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0" draw:text-style-name="P5" draw:layer="layout" svg:width="3.3cm" svg:height="1.3cm" svg:x="8cm" svg:y="18.9cm">
            <draw:text-box>
              <text:p>Inject</text:p>
            </draw:text-box>
          </draw:frame>
          <draw:g>
            <draw:custom-shape draw:style-name="gr11" draw:text-style-name="P1" draw:layer="layout" svg:width="5.649cm" svg:height="2.132cm" svg:x="13.608cm" svg:y="16.184cm">
              <text:p text:style-name="P1">messages.html</text:p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5.649cm" svg:height="2.132cm" svg:x="13.608cm" svg:y="18.849cm">
              <text:p text:style-name="P1">books.html</text:p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5.649cm" svg:height="2.132cm" svg:x="13.608cm" svg:y="13.413cm">
              <text:p text:style-name="P1">toDo.html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172cm" svg:height="7.457cm" draw:transform="skewX (0.000174532925199433) rotate (-3.12867721712504) translate (13.137cm 21.032cm)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  <draw:custom-shape draw:style-name="gr13" draw:text-style-name="P1" draw:layer="layout" svg:width="5.65cm" svg:height="2.132cm" svg:x="13.65cm" svg:y="25.215cm">
            <text:p text:style-name="P1">about.html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5.65cm" svg:height="2.132cm" svg:x="13.633cm" svg:y="22.26cm">
            <text:p text:style-name="P1">documentation.html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12cm" svg:y1="17.5cm" svg:x2="9.9cm" svg:y2="19cm">
            <text:p/>
          </draw:line>
          <draw:line draw:style-name="gr14" draw:text-style-name="P2" draw:layer="layout" svg:x1="13.5cm" svg:y1="23.2cm" svg:x2="10cm" svg:y2="19.4cm">
            <text:p/>
          </draw:line>
          <draw:line draw:style-name="gr14" draw:text-style-name="P2" draw:layer="layout" svg:x1="13.5cm" svg:y1="26cm" svg:x2="9.9cm" svg:y2="19.9cm">
            <text:p/>
          </draw:line>
          <draw:line draw:style-name="gr15" draw:text-style-name="P2" draw:layer="layout" svg:x1="4cm" svg:y1="20.4cm" svg:x2="4cm" svg:y2="23cm">
            <text:p/>
          </draw:line>
          <draw:line draw:style-name="gr16" draw:text-style-name="P2" draw:layer="layout" svg:x1="1cm" svg:y1="23cm" svg:x2="4cm" svg:y2="23cm">
            <text:p text:style-name="P1">Log out</text:p>
          </draw:line>
          <draw:line draw:style-name="gr15" draw:text-style-name="P2" draw:layer="layout" svg:x1="1cm" svg:y1="23.048cm" svg:x2="1cm" svg:y2="12.148cm">
            <text:p/>
          </draw:line>
          <draw:line draw:style-name="gr15" draw:text-style-name="P2" draw:layer="layout" svg:x1="1cm" svg:y1="12.2cm" svg:x2="1.6cm" svg:y2="12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4-03T17:39:10.328430469</meta:creation-date>
    <dc:date>2016-04-03T18:40:42.498327125</dc:date>
    <dc:creator>James Bergeron</dc:creator>
    <meta:editing-duration>PT15M4S</meta:editing-duration>
    <meta:editing-cycles>1</meta:editing-cycles>
    <meta:document-statistic meta:object-count="27"/>
    <meta:generator>LibreOffice/5.0.3.2$Linux_X86_64 LibreOffice_project/00m0$Build-2</meta:generator>
  </office:meta>
</office:document-meta>
</file>